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7ca8" officeooo:paragraph-rsid="00057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ESCRIPTION OF THE PROBLEM</text:p>
      <text:p text:style-name="P1">2) TENSORFLOW</text:p>
      <text:p text:style-name="P1">3) DATA AND PROBLEMS WITH IT</text:p>
      <text:p text:style-name="P1">4) RESIZING</text:p>
      <text:p text:style-name="P1">5) PCA vs AUTOENCODER</text:p>
      <text:p text:style-name="P1">6) IDEA</text:p>
      <text:p text:style-name="P1">7) RESULTS AND IMAGES</text:p>
      <text:p text:style-name="P1">8) CONCLUSIONS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2:15:34.580853754</meta:creation-date>
    <dc:date>2016-10-14T13:49:44.058682661</dc:date>
    <meta:editing-duration>PT1H23M59S</meta:editing-duration>
    <meta:editing-cycles>1</meta:editing-cycles>
    <meta:document-statistic meta:table-count="0" meta:image-count="0" meta:object-count="0" meta:page-count="1" meta:paragraph-count="8" meta:word-count="27" meta:character-count="144" meta:non-whitespace-character-count="125"/>
    <meta:generator>LibreOffice/5.1.4.2$Linux_X86_64 LibreOffice_project/10m0$Build-2</meta:generator>
  </office:meta>
</office:document-meta>
</file>